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s text:c="1"/>
        <text:p text:style-name="letter_letHead_dicBody">A a<text:variable-set text:name="Left_Guideword_L" text:display="none" text:formula="ooow: anon" office:value-type="string" office:string-value=" anon"/></text:p>
      </text:section>
      <text:section text:style-name="Sect_letData" text:name="Sect_letData">
        <text:s text:c="1"/>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 bumin"/></text:p>
      </text:section>
      <text:section text:style-name="Sect_letData" text:name="Sect_letData">
        <text:s text:c="1"/>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 text:c="1"/><text:span text:style-name="span_.bzh_xitem_.en_definition_.en_sense_senses_entry_letData_dicBody">mon-ḳavaan</text:span><text:span text:style-name="xitem_.en_definition_.en_sense_senses_entry_letData_dicBody">) in dancing, but didn't follow the correct ritu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 deġinengin"/></text:p>
      </text:section>
      <text:section text:style-name="Sect_letData" text:name="Sect_letData">
        <text:s text:c="1"/>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 gelöġin"/></text:p>
      </text:section>
      <text:section text:style-name="Sect_letData" text:name="Sect_letData">
        <text:s text:c="1"/>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 huh yi"/></text:p>
      </text:section>
      <text:section text:style-name="Sect_letData" text:name="Sect_letData">
        <text:s text:c="1"/>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 jij"/></text:p>
      </text:section>
      <text:section text:style-name="Sect_letData" text:name="Sect_letData">
        <text:s text:c="1"/>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 ketiv"/></text:p>
      </text:section>
      <text:section text:style-name="Sect_letData" text:name="Sect_letData">
        <text:s text:c="1"/>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 ḳunġin"/></text:p>
      </text:section>
      <text:section text:style-name="Sect_letData" text:name="Sect_letData">
        <text:s text:c="1"/>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 text:c="1"/><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 lem"/></text:p>
      </text:section>
      <text:section text:style-name="Sect_letData" text:name="Sect_letData">
        <text:s text:c="1"/>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 menġë"/></text:p>
      </text:section>
      <text:section text:style-name="Sect_letData" text:name="Sect_letData">
        <text:s text:c="1"/>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 nare"/></text:p>
      </text:section>
      <text:section text:style-name="Sect_letData" text:name="Sect_letData">
        <text:s text:c="1"/>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 nyë"/></text:p>
      </text:section>
      <text:section text:style-name="Sect_letData" text:name="Sect_letData">
        <text:s text:c="1"/>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 pediiin"/></text:p>
      </text:section>
      <text:section text:style-name="Sect_letData" text:name="Sect_letData">
        <text:s text:c="1"/>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 text:c="1"/><text:span text:style-name="span_.bzh_xitem_.en_definition_.en_sense_senses_entry_letData_dicBody">vuv</text:span><text:span text:style-name="xitem_.en_definition_.en_sense_senses_entry_letData_dicBody">), then one cuts lightly into the other side a little above the first cut (</text:span><text:s text:c="1"/><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 rehöö"/></text:p>
      </text:section>
      <text:section text:style-name="Sect_letData" text:name="Sect_letData">
        <text:s text:c="1"/>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 sahek"/></text:p>
      </text:section>
      <text:section text:style-name="Sect_letData" text:name="Sect_letData">
        <text:s text:c="1"/>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 tahöö"/></text:p>
      </text:section>
      <text:section text:style-name="Sect_letData" text:name="Sect_letData">
        <text:s text:c="1"/>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 veġo"/></text:p>
      </text:section>
      <text:section text:style-name="Sect_letData" text:name="Sect_letData">
        <text:s text:c="1"/>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 yu töḳsën"/></text:p>
      </text:section>
      <text:section text:style-name="Sect_letData" text:name="Sect_letData">
        <text:s text:c="1"/>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0-14T15:01:33</meta:creation-date>
    <dc:creator>James</dc:creator>
    <dc:date>2011-10-14T15:01:3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ShowProcessingDialog()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